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873a4" officeooo:paragraph-rsid="000873a4"/>
    </style:style>
    <style:style style:name="P9" style:family="paragraph" style:parent-style-name="Table_20_Contents">
      <style:text-properties officeooo:rsid="00164178" officeooo:paragraph-rsid="00164178"/>
    </style:style>
    <style:style style:name="P10" style:family="paragraph" style:parent-style-name="Table_20_Contents">
      <style:paragraph-properties fo:margin-top="0cm" fo:margin-bottom="0cm" loext:contextual-spacing="false"/>
      <style:text-properties officeooo:rsid="000a0d1e" officeooo:paragraph-rsid="000a0d1e"/>
    </style:style>
    <style:style style:name="P11" style:family="paragraph" style:parent-style-name="Table_20_Contents">
      <style:paragraph-properties fo:margin-top="0cm" fo:margin-bottom="0cm" loext:contextual-spacing="false"/>
      <style:text-properties officeooo:rsid="000cfb7f" officeooo:paragraph-rsid="000cfb7f"/>
    </style:style>
    <style:style style:name="P12" style:family="paragraph" style:parent-style-name="Table_20_Contents">
      <style:paragraph-properties fo:margin-top="0cm" fo:margin-bottom="0cm" loext:contextual-spacing="false"/>
      <style:text-properties officeooo:rsid="000f54da" officeooo:paragraph-rsid="000f54da"/>
    </style:style>
    <style:style style:name="P13" style:family="paragraph" style:parent-style-name="Table_20_Contents">
      <style:paragraph-properties fo:margin-top="0cm" fo:margin-bottom="0cm" loext:contextual-spacing="false"/>
      <style:text-properties officeooo:rsid="00105f76" officeooo:paragraph-rsid="00105f76"/>
    </style:style>
    <style:style style:name="P14" style:family="paragraph" style:parent-style-name="Table_20_Contents">
      <style:paragraph-properties fo:margin-top="0cm" fo:margin-bottom="0cm" loext:contextual-spacing="false"/>
      <style:text-properties officeooo:rsid="00115c36" officeooo:paragraph-rsid="00115c3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73a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c82a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c82a" style:font-style-asian="normal" style:font-style-complex="normal"/>
    </style:style>
    <style:style style:name="T8" style:family="text">
      <style:text-properties officeooo:rsid="00180a24"/>
    </style:style>
    <style:style style:name="T9" style:family="text">
      <style:text-properties officeooo:rsid="00185a7c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9"><text:span text:style-name="T8">w</text:span>ait(), waitpid(), <text:span text:style-name="T9">macros de los flujos STDIN_FILENO STDOUT_FILENO y STDERR_FILENO</text:span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#include &lt;unistd.h&gt;</text:p>
            <text:p text:style-name="P10">#include &lt;stdio.h&gt;</text:p>
            <text:p text:style-name="P10">#include &lt;sys/types.h&gt;</text:p>
            <text:p text:style-name="P10"/>
            <text:p text:style-name="P10">void check_even(int value){</text:p>
            <text:p text:style-name="P10"><text:tab/>if (value%2==0) printf("Hola, yo soy el hijo. El numero es par. \n");</text:p>
            <text:p text:style-name="P10"><text:tab/>else printf("Hola, yo soy el hijo. El numero es impar. \n");</text:p>
            <text:p text:style-name="P10">}</text:p>
            <text:p text:style-name="P10"/>
            <text:p text:style-name="P10">void check_4(int value){</text:p>
            <text:p text:style-name="P10"><text:tab/>if (value%4==0) printf("Hola, yo soy el padre. El numero es divisible por 4. \n");</text:p>
            <text:p text:style-name="P10"><text:tab/>else printf("Hola, yo soy el padre. El numero no es divisible por 4. \n");</text:p>
            <text:p text:style-name="P10">}</text:p>
            <text:p text:style-name="P10"/>
            <text:p text:style-name="P10">void main(int argc, char *argv[]){</text:p>
            <text:p text:style-name="P10"><text:tab/></text:p>
            <text:p text:style-name="P10"><text:tab/>if (argc==2){</text:p>
            <text:p text:style-name="P10"><text:tab/><text:tab/>pid_t pid = fork();</text:p>
            <text:p text:style-name="P10"/>
            <text:p text:style-name="P10"><text:tab/><text:tab/>if (pid == 0){</text:p>
            <text:p text:style-name="P10"><text:tab/><text:tab/><text:tab/>check_even(atoi(argv[1]));</text:p>
            <text:p text:style-name="P10"><text:tab/><text:tab/>}</text:p>
            <text:p text:style-name="P10"><text:tab/><text:tab/>else if (pid &gt; 0){</text:p>
            <text:p text:style-name="P10"><text:tab/><text:tab/><text:tab/>check_4(atoi(argv[1]));</text:p>
            <text:p text:style-name="P10"><text:tab/><text:tab/>}</text:p>
            <text:p text:style-name="P10"><text:tab/>} else printf("Not the right amount of arguments. Sintax: ./eje1 numero \n");</text:p>
            <text:p text:style-name="P10"/>
            <text:p text:style-name="P10"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En la jerarquia de tipo 1, cada hijo genera su hijo, 20 veces.</text:p>
            <text:p text:style-name="P11">En la jerarquia de tipo 2, solo el primero proceso puede generar hijos.</text:p>
            <text:p text:style-name="P11"/>
            <text:p text:style-name="P11">#### CODIGO POR JERARQUIA 1 ####</text:p>
            <text:p text:style-name="P11">#include &lt;unistd.h&gt;</text:p>
            <text:p text:style-name="P11">#include &lt;stdio.h&gt;</text:p>
            <text:p text:style-name="P11">#include &lt;stdlib.h&gt;</text:p>
            <text:p text:style-name="P11">#include &lt;sys/types.h&gt;</text:p>
            <text:p text:style-name="P11"/>
            <text:p text:style-name="P11">#define NUM_PROC 20</text:p>
            <text:p text:style-name="P11"/>
            <text:p text:style-name="P11">void main(int argc, char *argv[]){</text:p>
            <text:p text:style-name="P11"><text:tab/>int i=0;</text:p>
            <text:p text:style-name="P11"><text:tab/>pid_t pid1, pid2;</text:p>
            <text:p text:style-name="P11"/>
            <text:p text:style-name="P11"><text:tab/>// Jerarquia de procesos tipo 1</text:p>
            <text:p text:style-name="P11"><text:tab/>// Cada hijo genera un su hijo</text:p>
            <text:p text:style-name="P11"/>
            <text:p text:style-name="P11"><text:tab/>printf("Initial PID: %d \n\n",getpid());</text:p>
            <text:p text:style-name="P11"><text:soft-page-break/></text:p>
            <text:p text:style-name="P11"><text:tab/>for (i=0;i&lt;NUM_PROC;i++){</text:p>
            <text:p text:style-name="P11"><text:tab/><text:tab/>if ((pid1 = fork()) == 0){</text:p>
            <text:p text:style-name="P11"><text:tab/><text:tab/><text:tab/>printf("Hola, soy el hijo de %d. Mi PID es %d. \n",getppid(),getpid());</text:p>
            <text:p text:style-name="P11"><text:tab/><text:tab/>}</text:p>
            <text:p text:style-name="P11"><text:tab/><text:tab/>else if (pid1 &lt; 0) {</text:p>
            <text:p text:style-name="P11"><text:tab/><text:tab/><text:tab/>printf("Could not create child in hierarchy 1.");</text:p>
            <text:p text:style-name="P11"><text:tab/><text:tab/><text:tab/>return;<text:tab/><text:tab/><text:tab/></text:p>
            <text:p text:style-name="P11"><text:tab/><text:tab/>} else if (pid2=waitpid(pid1,0,0) &gt;0) {</text:p>
            <text:p text:style-name="P11"><text:tab/><text:tab/><text:tab/>break;</text:p>
            <text:p text:style-name="P11"><text:tab/><text:tab/>}</text:p>
            <text:p text:style-name="P11"><text:tab/>}</text:p>
            <text:p text:style-name="P11"/>
            <text:p text:style-name="P11">}</text:p>
            <text:p text:style-name="P11"/>
            <text:p text:style-name="P11">#### FIN DE CODIGO POR JERARQUIA 1 ####</text:p>
            <text:p text:style-name="P11">#### CODIGO POR JERARQUIA 2 ####</text:p>
            <text:p text:style-name="P11"/>
            <text:p text:style-name="P12">#include &lt;unistd.h&gt;</text:p>
            <text:p text:style-name="P12">#include &lt;stdio.h&gt;</text:p>
            <text:p text:style-name="P12">#include &lt;stdlib.h&gt;</text:p>
            <text:p text:style-name="P12">#include &lt;sys/types.h&gt;</text:p>
            <text:p text:style-name="P12"/>
            <text:p text:style-name="P12">#define NUM_PROC 20</text:p>
            <text:p text:style-name="P12"/>
            <text:p text:style-name="P12">void main(int argc, char *argv[]){</text:p>
            <text:p text:style-name="P12"><text:tab/>int i=0;</text:p>
            <text:p text:style-name="P12"><text:tab/>pid_t pid1, pid2;</text:p>
            <text:p text:style-name="P12"/>
            <text:p text:style-name="P12"><text:tab/>// Jerarquia de procesos tipo 2</text:p>
            <text:p text:style-name="P12"><text:tab/>// Solo el padre inicial puede generar hijos</text:p>
            <text:p text:style-name="P12"/>
            <text:p text:style-name="P12"><text:tab/>printf("Initial PID: %d \n\n",getpid());</text:p>
            <text:p text:style-name="P12"/>
            <text:p text:style-name="P12"><text:tab/>for (i=0;i&lt;NUM_PROC;i++){</text:p>
            <text:p text:style-name="P12"><text:tab/><text:tab/>if ((pid1 = fork()) == 0){</text:p>
            <text:p text:style-name="P12"><text:tab/><text:tab/><text:tab/>printf("Hola soy el hijo %d, con PID %d y padre de PID %d \n",i,getpid(),getppid());</text:p>
            <text:p text:style-name="P12"><text:tab/><text:tab/><text:tab/>break;</text:p>
            <text:p text:style-name="P12"><text:tab/><text:tab/>}</text:p>
            <text:p text:style-name="P12"><text:tab/><text:tab/>else if (pid1 &lt; 0) {</text:p>
            <text:p text:style-name="P12"><text:tab/><text:tab/><text:tab/>printf("Could not create child in hierarchy 1.");</text:p>
            <text:p text:style-name="P12"><text:tab/><text:tab/><text:tab/>return;<text:tab/><text:tab/><text:tab/></text:p>
            <text:p text:style-name="P12"><text:tab/><text:tab/>} else if (pid2=(waitpid(pid1),0,0) &gt; 0) {}</text:p>
            <text:p text:style-name="P12"><text:tab/>}</text:p>
            <text:p text:style-name="P12"/>
            <text:p text:style-name="P12">}</text:p>
            <text:p text:style-name="P12"/>
            <text:p text:style-name="P12">#### FIN DE CODIGO POR JERARQUIA 2 ####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#include &lt;sys/types.h&gt;</text:p>
            <text:p text:style-name="P13"><text:soft-page-break/>#include &lt;unistd.h&gt;<text:tab/><text:tab/></text:p>
            <text:p text:style-name="P13">#include &lt;stdio.h&gt;</text:p>
            <text:p text:style-name="P13">#include &lt;stdlib.h&gt;</text:p>
            <text:p text:style-name="P13"/>
            <text:p text:style-name="P13">int main(int argc, char *argv[]) {</text:p>
            <text:p text:style-name="P13"><text:tab/></text:p>
            <text:p text:style-name="P13"><text:tab/>const int NUM_HIJOS = 5;</text:p>
            <text:p text:style-name="P13"><text:tab/>int i;</text:p>
            <text:p text:style-name="P13"><text:tab/>pid_t pid[NUM_HIJOS];</text:p>
            <text:p text:style-name="P13"/>
            <text:p text:style-name="P13"><text:tab/>for (i=0; i&lt;NUM_HIJOS;i++){</text:p>
            <text:p text:style-name="P13"><text:tab/><text:tab/>if ((pid[i]=fork())==0) {</text:p>
            <text:p text:style-name="P13"><text:tab/><text:tab/><text:tab/>printf("Soy el hijo %d \n",getpid());</text:p>
            <text:p text:style-name="P13"><text:tab/><text:tab/><text:tab/>break;</text:p>
            <text:p text:style-name="P13"><text:tab/><text:tab/>}</text:p>
            <text:p text:style-name="P13"><text:tab/><text:tab/>else if (pid[i]&lt;0){</text:p>
            <text:p text:style-name="P13"><text:tab/><text:tab/><text:tab/>printf("Error in creating child process.");</text:p>
            <text:p text:style-name="P13"><text:tab/><text:tab/><text:tab/>return -1;</text:p>
            <text:p text:style-name="P13"><text:tab/><text:tab/>}</text:p>
            <text:p text:style-name="P13"><text:tab/>}</text:p>
            <text:p text:style-name="P13"/>
            <text:p text:style-name="P13"><text:tab/>for (i = 0;i&lt;NUM_HIJOS;i++) {</text:p>
            <text:p text:style-name="P13"><text:tab/><text:tab/>if (waitpid(pid[i],0,0) &gt; 0) { <text:s text:c="17"/></text:p>
            <text:p text:style-name="P13"><text:tab/> <text:s text:c="3"/><text:tab/><text:tab/>printf("Acaba de finalizar mi hijo con PID:%d\n",pid[i]);</text:p>
            <text:p text:style-name="P13"><text:tab/> <text:s text:c="3"/><text:tab/><text:tab/>printf("Solo me quedan %d hijos vivos\n",NUM_HIJOS - (i+1));</text:p>
            <text:p text:style-name="P13"><text:s text:c="4"/><text:tab/><text:tab/>}</text:p>
            <text:p text:style-name="P13"><text:tab/>}</text:p>
            <text:p text:style-name="P13"><text:tab/><text:tab/></text:p>
            <text:p text:style-name="P13"><text:tab/>return 0;</text:p>
            <text:p text:style-name="P13"/>
            <text:p text:style-name="P13">}</text:p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El codigo tarea5.c va a generar un proceso hijo, que con la orden <text:span text:style-name="T4">ldd</text:span><text:span text:style-name="T6"> va a imprimir en pantalla las <text:s/>bibliotecas compartidas necesaria para ejecutar </text:span><text:span text:style-name="T4">tarea5</text:span><text:span text:style-name="T6">. </text:span><text:span text:style-name="T7">Una vez ejecutata la orden </text:span><text:span text:style-name="T5">ldd</text:span><text:span text:style-name="T7"> y el hijo se ha acabado (estado = 0), o se ha generado un error (estado != 0), el padre vuelve en pantalla un mensaje con el PID del proceso hijo acabado y su estado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20T20:32:05.274114100</dc:date>
    <meta:print-date>2011-10-06T10:39:21</meta:print-date>
    <meta:editing-cycles>197</meta:editing-cycles>
    <meta:editing-duration>P1DT9M23S</meta:editing-duration>
    <meta:document-statistic meta:table-count="10" meta:image-count="1" meta:object-count="0" meta:page-count="4" meta:paragraph-count="121" meta:word-count="629" meta:character-count="3954" meta:non-whitespace-character-count="3274"/>
    <meta:user-defined meta:name="Información 1"/>
    <meta:user-defined meta:name="Información 2"/>
    <meta:user-defined meta:name="Información 3"/>
    <meta:user-defined meta:name="Información 4"/>
  </office:meta>
</office:document-meta>
</file>